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4ac925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4ac925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4ac925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4ac925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1"><text:soft-page-break/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1. TS1: =009720</text:p>
      <text:p text:style-name="P2">:33 &lt; hi!</text:p>
      <text:p text:style-name="P2">_</text:p>
      <text:p text:style-name="P2">2. JR1: =009722</text:p>
      <text:p text:style-name="P2">:33 &lt; :??</text:p>
      <text:p text:style-name="P2">_</text:p>
      <text:p text:style-name="P2">3. JR2: =009773</text:p>
      <text:p text:style-name="P2">:33 &lt; wait...</text:p>
      <text:p text:style-name="P2">:33 &lt; this is a date?</text:p>
      <text:p text:style-name="P2">:33 &lt; um</text:p>
      <text:p text:style-name="P2">:33 &lt; i guess so!</text:p>
      <text:p text:style-name="P2">:33 &lt; im still a bit confuzzled about what is actually happening though</text:p>
      <text:p text:style-name="P2"><text:soft-page-break/>:33 &lt; ok but...</text:p>
      <text:p text:style-name="P2">:33 &lt; im manely just wondering, where is everyone?</text:p>
      <text:p text:style-name="P2">:33 &lt; like... equius? karkat? are they ok?</text:p>
      <text:p text:style-name="P2">:33 &lt; oh</text:p>
      <text:p text:style-name="P2">:33 &lt; hrrm well</text:p>
      <text:p text:style-name="P2">:33 &lt; SOME of that sounds like good mews at least?</text:p>
      <text:p text:style-name="P2">:33 &lt; i will say its a very nice looking tea party you have here</text:p>
      <text:p text:style-name="P2">:33 &lt; but ummmmm</text:p>
      <text:p text:style-name="P2">:33 &lt; ive never actually...</text:p>
      <text:p text:style-name="P2">:33 &lt; b33n on a date</text:p>
      <text:p text:style-name="P2">:33 &lt; ive never tried either</text:p>
      <text:p text:style-name="P2">:33 &lt; sorry :\\</text:p>
      <text:p text:style-name="P2">:33 &lt; anyway its not that im nervous about a furst date necessarily!</text:p>
      <text:p text:style-name="P2">:33 &lt; i just... dont know who you are or anything about you</text:p>
      <text:p text:style-name="P2">:33 &lt; you look like one of the human kids but... different. you s33m to be part kittycat now? </text:p>
      <text:p text:style-name="P2">:33 &lt; uhhh</text:p>
      <text:p text:style-name="P2">:33 &lt; wait a minute</text:p>
      <text:p text:style-name="P2">:33 &lt; yes...</text:p>
      <text:p text:style-name="P2">:33 &lt; yes i think i do remember that!</text:p>
      <text:p text:style-name="P2">:33 &lt; that was fun! :DD</text:p>
      <text:p text:style-name="P2">:33 &lt; so youre the same cat then!</text:p>
      <text:p text:style-name="P2">:33 &lt; the human girl... rose was it? she and her lusus got prototyped together?</text:p>
      <text:p text:style-name="P2">:33 &lt; thats very sw33t! what a nice way for you two to stay close forever</text:p>
      <text:p text:style-name="P2">:33 &lt; combining souls with my lusus sounds like it would have b33n a wonderful way to preserve her memory</text:p>
      <text:p text:style-name="P2"><text:soft-page-break/>:33 &lt; plus share all her strength and wisdom and such!</text:p>
      <text:p text:style-name="P2">:33 &lt; i am guessing that oppurrtunity is long gone though :cc</text:p>
      <text:p text:style-name="P2">:33 &lt; wow...</text:p>
      <text:p text:style-name="P2">:33 &lt; thank you :oo</text:p>
      <text:p text:style-name="P2">_</text:p>
      <text:p text:style-name="P2">4. JR3: =009774</text:p>
      <text:p text:style-name="P2">:33 &lt; i... y-</text:p>
      <text:p text:style-name="P2">:33 &lt; yes?</text:p>
      <text:p text:style-name="P2">:33 &lt; i mean, sure! :33</text:p>
      <text:p text:style-name="P2">:33 &lt; but i still dont... actually know you that well?</text:p>
      <text:p text:style-name="P2">:33 &lt; at least not the rose part of you.</text:p>
      <text:p text:style-name="P2">:33 &lt; but i suppose maybe that is the point of a date... to get to know the other person a bit better?</text:p>
      <text:p text:style-name="P2">:33 &lt; h33h33, okay then!</text:p>
      <text:p text:style-name="P2">:33 &lt; uh hmmmm so what do we talk about?</text:p>
      <text:p text:style-name="P2">:33 &lt; ...</text:p>
      <text:p text:style-name="P2">:33 &lt; j33z</text:p>
      <text:p text:style-name="P2">:33 &lt; rose</text:p>
      <text:p text:style-name="P2">:33 &lt; i mean</text:p>
      <text:p text:style-name="P2">:33 &lt; rose cat...</text:p>
      <text:p text:style-name="P2">:33 &lt; jasprose i...</text:p>
      <text:p text:style-name="P2">:33 &lt; h33h33h33</text:p>
      <text:p text:style-name="P2">:33 &lt; youre making me blush!</text:p>
      <text:p text:style-name="P2">:33 &lt; my head probably looks like a big old olive here</text:p>
      <text:p text:style-name="P2">:33 &lt; i dont...</text:p>
      <text:p text:style-name="P2">:33 &lt; ahhhh!</text:p>
      <text:p text:style-name="P2">:33 &lt; X33</text:p>
      <text:p text:style-name="P2"><text:soft-page-break/>:33 &lt; no i just</text:p>
      <text:p text:style-name="P2">:33 &lt; sorry</text:p>
      <text:p text:style-name="P2">:33 &lt; ive never really had anybody like me before!</text:p>
      <text:p text:style-name="P2">:33 &lt; im not sure how to handle it</text:p>
      <text:p text:style-name="P2">:33 &lt; pretty sure!</text:p>
      <text:p text:style-name="P2">:33 &lt; heh</text:p>
      <text:p text:style-name="P2">:33 &lt; well ok i guess eridan hit on me a few times</text:p>
      <text:p text:style-name="P2">:33 &lt; but his advances always struck me as cr33py and insincere</text:p>
      <text:p text:style-name="P2">:33 &lt; hes dead?</text:p>
      <text:p text:style-name="P2">:33 &lt; gosh</text:p>
      <text:p text:style-name="P2">:33 &lt; i mean... he could be kind of a jerk sometimes but that is still a shame :((</text:p>
      <text:p text:style-name="P2">:33 &lt; huh?</text:p>
      <text:p text:style-name="P2">:33 &lt; oh right</text:p>
      <text:p text:style-name="P2">:33 &lt; um i am just</text:p>
      <text:p text:style-name="P2">:33 &lt; still somewhat confused?</text:p>
      <text:p text:style-name="P2">:33 &lt; im not sure why you like me</text:p>
      <text:p text:style-name="P2">:33 &lt; not that im not flattered!</text:p>
      <text:p text:style-name="P2">:33 &lt; but you dont really know much about me</text:p>
      <text:p text:style-name="P2">:33 &lt; or...</text:p>
      <text:p text:style-name="P2">:33 &lt; do you?</text:p>
      <text:p text:style-name="P2">:33 &lt; haha</text:p>
      <text:p text:style-name="P2">:33 &lt; ok</text:p>
      <text:p text:style-name="P2">:33 &lt; i guess i cant argue with that!</text:p>
      <text:p text:style-name="P2">:33 &lt; for what its worth you s33m very nice and pretty as well</text:p>
      <text:p text:style-name="P2">:33 &lt; :oo</text:p>
      <text:p text:style-name="P2">:33 &lt; oh my goodness what a beautsnifful analogy :'33</text:p>
      <text:p text:style-name="P2"><text:soft-page-break/>:33 &lt; omg</text:p>
      <text:p text:style-name="P2">:33 &lt; you are making me blush again with all this kissing talk!</text:p>
      <text:p text:style-name="P2">:33 &lt; how can you be so forward about those things?</text:p>
      <text:p text:style-name="P2">:33 &lt; i have never met anyone who was so brazen and confident about liking somebody</text:p>
      <text:p text:style-name="P2">:33 &lt; how do you do it???</text:p>
      <text:p text:style-name="P2">:33 &lt; dont get me wrong jasprose i have a great affinity for all things feline in nature</text:p>
      <text:p text:style-name="P2">:33 &lt; but its never b33n that simple for me!</text:p>
      <text:p text:style-name="P2">:33 &lt; i get so shy and worried what people might think of me if i say how i f33l</text:p>
      <text:p text:style-name="P2">:33 &lt; im always so scared that they wont f33l the same way or just think im stupid or pathetic or something</text:p>
      <text:p text:style-name="P2">:33 &lt; ummmm</text:p>
      <text:p text:style-name="P2">:33 &lt; yeah</text:p>
      <text:p text:style-name="P2">:33 &lt; ummmmmmmm</text:p>
      <text:p text:style-name="P2">:33 &lt; i dunno im embarrassed to say!</text:p>
      <text:p text:style-name="P2">:33 &lt; well</text:p>
      <text:p text:style-name="P2">:33 &lt; ok</text:p>
      <text:p text:style-name="P2">:33 &lt; as long as you can really k33p a sneakret!</text:p>
      <text:p text:style-name="P2">:33 &lt; it was karkat</text:p>
      <text:p text:style-name="P2">:33 &lt; but i never told him and im pretty sure he never found out how i felt!</text:p>
      <text:p text:style-name="P2">:33 &lt; why?</text:p>
      <text:p text:style-name="P2">:33 &lt; but... i liked that about him!</text:p>
      <text:p text:style-name="P2">:33 &lt; well... yes</text:p>
      <text:p text:style-name="P2">:33 &lt; i always hoped to find someone like that some day</text:p>
      <text:p text:style-name="P2">:33 &lt; i dunno maybe youre right but in spite of whatever problems he might have i always felt like i saw something in him that made me think he could be that purrson! </text:p>
      <text:p text:style-name="P2"><text:soft-page-break/>:33 &lt; er...</text:p>
      <text:p text:style-name="P2">_</text:p>
      <text:p text:style-name="P2">5. DaSp1: =009775</text:p>
      <text:p text:style-name="P2">:33 &lt; hello!</text:p>
      <text:p text:style-name="P2">_</text:p>
      <text:p text:style-name="P2">6. DaSp2: =009776</text:p>
      <text:p text:style-name="P2">33 &lt; hi dave</text:p>
      <text:p text:style-name="P2">:33 &lt; its nice to m33t you too!</text:p>
      <text:p text:style-name="P2">_</text:p>
      <text:p text:style-name="P2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8" meta:paragraph-count="179" meta:word-count="1011" meta:character-count="4218"/>
    <meta:generator>OpenOffice/4.1.2$Win32 OpenOffice.org_project/412m3$Build-9782</meta:generator>
  </office:meta>
</office:document-meta>
</file>